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ystem" style:font-pitch="variable"/>
  </office:font-face-decls>
  <office:automatic-styles>
    <style:style style:name="Tabla1" style:family="table">
      <style:table-properties style:width="15.926cm" fo:margin-left="-0.206cm" table:align="left"/>
    </style:style>
    <style:style style:name="Tabla1.A" style:family="table-column">
      <style:table-column-properties style:column-width="5.343cm"/>
    </style:style>
    <style:style style:name="Tabla1.B" style:family="table-column">
      <style:table-column-properties style:column-width="6.376cm"/>
    </style:style>
    <style:style style:name="Tabla1.C" style:family="table-column">
      <style:table-column-properties style:column-width="4.207cm"/>
    </style:style>
    <style:style style:name="Tabla1.A1" style:family="table-cell">
      <style:table-cell-properties fo:padding="0.176cm" fo:border="1pt solid #000001" style:writing-mode="lr-tb"/>
    </style:style>
    <style:style style:name="Tabla2" style:family="table">
      <style:table-properties style:width="15.926cm" fo:margin-left="-0.206cm" table:align="left"/>
    </style:style>
    <style:style style:name="Tabla2.A" style:family="table-column">
      <style:table-column-properties style:column-width="7.962cm"/>
    </style:style>
    <style:style style:name="Tabla2.B" style:family="table-column">
      <style:table-column-properties style:column-width="7.964cm"/>
    </style:style>
    <style:style style:name="Tabla2.1" style:family="table-row">
      <style:table-row-properties style:min-row-height="1.799cm" style:use-optimal-row-height="false"/>
    </style:style>
    <style:style style:name="Tabla2.A1" style:family="table-cell">
      <style:table-cell-properties fo:padding="0.176cm" fo:border="1pt solid #000001" style:writing-mode="lr-tb"/>
    </style:style>
    <style:style style:name="Tabla3" style:family="table">
      <style:table-properties style:width="15.926cm" fo:margin-left="-0.206cm" table:align="left"/>
    </style:style>
    <style:style style:name="Tabla3.A" style:family="table-column">
      <style:table-column-properties style:column-width="7.962cm"/>
    </style:style>
    <style:style style:name="Tabla3.B" style:family="table-column">
      <style:table-column-properties style:column-width="7.964cm"/>
    </style:style>
    <style:style style:name="Tabla3.A1" style:family="table-cell">
      <style:table-cell-properties fo:padding="0.176cm" fo:border="1pt solid #000001" style:writing-mode="lr-tb"/>
    </style:style>
    <style:style style:name="Tabla4" style:family="table">
      <style:table-properties style:width="15.926cm" fo:margin-left="-0.206cm" table:align="left"/>
    </style:style>
    <style:style style:name="Tabla4.A" style:family="table-column">
      <style:table-column-properties style:column-width="7.962cm"/>
    </style:style>
    <style:style style:name="Tabla4.B" style:family="table-column">
      <style:table-column-properties style:column-width="7.964cm"/>
    </style:style>
    <style:style style:name="Tabla4.A1" style:family="table-cell">
      <style:table-cell-properties fo:padding="0.176cm" fo:border="1pt solid #000001" style:writing-mode="lr-tb"/>
    </style:style>
    <style:style style:name="Tabla5" style:family="table">
      <style:table-properties style:width="15.926cm" fo:margin-left="-0.206cm" table:align="left"/>
    </style:style>
    <style:style style:name="Tabla5.A" style:family="table-column">
      <style:table-column-properties style:column-width="7.962cm"/>
    </style:style>
    <style:style style:name="Tabla5.B" style:family="table-column">
      <style:table-column-properties style:column-width="7.964cm"/>
    </style:style>
    <style:style style:name="Tabla5.A1" style:family="table-cell">
      <style:table-cell-properties fo:padding="0.176cm" fo:border="1pt solid #000001" style:writing-mode="lr-tb"/>
    </style:style>
    <style:style style:name="Tabla6" style:family="table">
      <style:table-properties style:width="15.901cm" fo:margin-left="-0.056cm" table:align="left"/>
    </style:style>
    <style:style style:name="Tabla6.A" style:family="table-column">
      <style:table-column-properties style:column-width="7.964cm"/>
    </style:style>
    <style:style style:name="Tabla6.B" style:family="table-column">
      <style:table-column-properties style:column-width="7.938cm"/>
    </style:style>
    <style:style style:name="Tabla6.A1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text-properties fo:color="#38761d" fo:font-weight="bold" style:font-weight-asian="bold"/>
    </style:style>
    <style:style style:name="P9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0" style:family="paragraph" style:parent-style-name="Standard">
      <style:paragraph-properties fo:text-align="center" style:justify-single-word="false" fo:break-before="page"/>
    </style:style>
    <style:style style:name="P11" style:family="paragraph" style:parent-style-name="TD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3" style:family="paragraph" style:parent-style-name="Standard" style:master-page-name="MP0">
      <style:paragraph-properties fo:text-align="center" style:justify-single-word="false" style:page-number="1" fo:break-before="page"/>
    </style:style>
    <style:style style:name="P14" style:family="paragraph" style:parent-style-name="Standard" style:list-style-name="WWNum3"/>
    <style:style style:name="P15" style:family="paragraph" style:parent-style-name="Standard" style:list-style-name="WWNum1"/>
    <style:style style:name="P16" style:family="paragraph" style:parent-style-name="Standard" style:list-style-name="WWNum2"/>
    <style:style style:name="P17" style:family="paragraph" style:parent-style-name="Standard" style:list-style-name="WWNum4"/>
    <style:style style:name="P18" style:family="paragraph" style:parent-style-name="Standard" style:list-style-name="WWNum5"/>
    <style:style style:name="P19" style:family="paragraph" style:parent-style-name="Título_20_1">
      <style:paragraph-properties fo:break-before="page"/>
    </style:style>
    <style:style style:name="P20" style:family="paragraph" style:parent-style-name="Título_20_1">
      <style:paragraph-properties fo:text-align="center" style:justify-single-word="false" fo:break-before="pag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0pt" fo:font-weight="bold" style:font-size-asian="30pt" style:font-weight-asian="bold" style:font-size-complex="3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fo:background-color="#ffffff" loext:char-shading-value="0" style:font-style-asian="italic"/>
    </style:style>
    <style:style style:name="T11" style:family="text">
      <style:text-properties fo:background-color="#ffffff" loext:char-shading-value="0"/>
    </style:style>
    <style:style style:name="T12" style:family="text">
      <style:text-properties fo:color="#990000" fo:font-weight="bold" style:font-weight-asian="bold"/>
    </style:style>
    <style:style style:name="T13" style:family="text">
      <style:text-properties officeooo:rsid="001ad9d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Fuente_20_de_20_párrafo_20_predeter."><text:span text:style-name="T1"><text:tab/>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Fuente_20_de_20_párrafo_20_predeter."><text:span text:style-name="T3">RECONOCEDOR DE BILLETES</text:span></text:span></text:p>
      <text:p text:style-name="P4"><text:span text:style-name="Fuente_20_de_20_párrafo_20_predeter."><text:span text:style-name="T4">Proyecto de Software Libre</text:span></text:span></text:p>
      <text:p text:style-name="P3"/>
      <text:p text:style-name="P3"/>
      <text:p text:style-name="P3"/>
      <text:p text:style-name="P3"/>
      <text:p text:style-name="P3"/>
      <text:p text:style-name="P4"><text:span text:style-name="Fuente_20_de_20_párrafo_20_predeter."><text:span text:style-name="T2">DOCUMENTO DE COMENTARIADO DE CÓDIGO</text:span></text:span></text:p>
      <text:p text:style-name="P4"><text:span text:style-name="Fuente_20_de_20_párrafo_20_predeter."><text:span text:style-name="T2">Backend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4"><text:span text:style-name="Fuente_20_de_20_párrafo_20_predeter."><text:span text:style-name="T5">Aporte realizado por:</text:span></text:span></text:p>
      <text:p text:style-name="P4"><text:span text:style-name="Fuente_20_de_20_párrafo_20_predeter."><text:span text:style-name="T5">Diaz, Juan Cruz</text:span></text:span></text:p>
      <text:p text:style-name="P4"><text:span text:style-name="Fuente_20_de_20_párrafo_20_predeter."><text:span text:style-name="T5">Innocenti Castellanos, Santiago</text:span></text:span></text:p>
      <text:p text:style-name="P4"><text:span text:style-name="Fuente_20_de_20_párrafo_20_predeter."><text:span text:style-name="T5">Vocos Domene, Guadalupe</text:span></text:span></text:p>
      <text:p text:style-name="P10"/>
      <text:table-of-content text:style-name="Sect1" text:name="_TOC0">
        <text:table-of-content-source text:outline-level="9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Toc517284232" office:target-frame-name="_top" xlink:show="replace" text:style-name="Internet_20_link" text:visited-style-name="Visited_20_Internet_20_Link"><text:span text:style-name="Hipervínculo">HISTORIAL DE REVISIÓN</text:span></text:a><text:a xlink:type="simple" xlink:href="#_Toc517284232" office:target-frame-name="_top" xlink:show="replace" text:style-name="Internet_20_link" text:visited-style-name="Visited_20_Internet_20_Link"><text:tab/>3</text:a></text:p>
          <text:p text:style-name="P11"><text:a xlink:type="simple" xlink:href="#_Toc517284233" office:target-frame-name="_top" xlink:show="replace" text:style-name="Internet_20_link" text:visited-style-name="Visited_20_Internet_20_Link"><text:span text:style-name="Hipervínculo">Para comenzar: ¿Qué es OpenCV?</text:span></text:a><text:a xlink:type="simple" xlink:href="#_Toc517284233" office:target-frame-name="_top" xlink:show="replace" text:style-name="Internet_20_link" text:visited-style-name="Visited_20_Internet_20_Link"><text:tab/>4</text:a></text:p>
          <text:p text:style-name="P11"><text:a xlink:type="simple" xlink:href="#_Toc517284234" office:target-frame-name="_top" xlink:show="replace" text:style-name="Internet_20_link" text:visited-style-name="Visited_20_Internet_20_Link"><text:span text:style-name="Hipervínculo">Clase Billete</text:span></text:a><text:a xlink:type="simple" xlink:href="#_Toc517284234" office:target-frame-name="_top" xlink:show="replace" text:style-name="Internet_20_link" text:visited-style-name="Visited_20_Internet_20_Link"><text:tab/>4</text:a></text:p>
          <text:p text:style-name="P11"><text:a xlink:type="simple" xlink:href="#_Toc517284235" office:target-frame-name="_top" xlink:show="replace" text:style-name="Internet_20_link" text:visited-style-name="Visited_20_Internet_20_Link"><text:span text:style-name="Hipervínculo">Clase BillSearch</text:span></text:a><text:a xlink:type="simple" xlink:href="#_Toc517284235" office:target-frame-name="_top" xlink:show="replace" text:style-name="Internet_20_link" text:visited-style-name="Visited_20_Internet_20_Link"><text:tab/>5</text:a></text:p>
          <text:p text:style-name="P11"><text:a xlink:type="simple" xlink:href="#_Toc517284236" office:target-frame-name="_top" xlink:show="replace" text:style-name="Internet_20_link" text:visited-style-name="Visited_20_Internet_20_Link"><text:span text:style-name="Hipervínculo">Clase SimpleBillSearch</text:span></text:a><text:a xlink:type="simple" xlink:href="#_Toc517284236" office:target-frame-name="_top" xlink:show="replace" text:style-name="Internet_20_link" text:visited-style-name="Visited_20_Internet_20_Link"><text:tab/>6</text:a></text:p>
        </text:index-body>
      </text:table-of-content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0" text:outline-level="1"><text:bookmark text:name="_vguzkyv6r03s"/><text:bookmark text:name="_7mnmpek1d9g"/><text:bookmark-start text:name="_Toc517284232"/>HISTORIAL DE REVISIÓN<text:bookmark-end text:name="_Toc517284232"/></text:h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Versión</text:p>
          </table:table-cell>
          <table:table-cell table:style-name="Tabla1.A1" office:value-type="string">
            <text:p text:style-name="P7">Descripción</text:p>
          </table:table-cell>
          <table:table-cell table:style-name="Tabla1.A1" office:value-type="string">
            <text:p text:style-name="P7">Autor/a/es</text:p>
          </table:table-cell>
        </table:table-row>
        <table:table-row>
          <table:table-cell table:style-name="Tabla1.A1" office:value-type="string">
            <text:p text:style-name="P7">1.0</text:p>
          </table:table-cell>
          <table:table-cell table:style-name="Tabla1.A1" office:value-type="string">
            <text:p text:style-name="P7">Introducción a OpenCV.</text:p>
            <text:p text:style-name="P7">Reseñas sobre librerías Mat y MatOfKeyPoint sobre la clase Billete</text:p>
            <text:p text:style-name="P7">Descripción de funcionamiento del mètodo Constructor y mètodos Getter de la clase Billete.</text:p>
            <text:p text:style-name="P7">Bibliografía utilizada.</text:p>
            <text:p text:style-name="P7">Descripción del método Search de la clase BillSearch.</text:p>
            <text:p text:style-name="P7">Reseñas sobre librerías File, SimpleDateFormat, ArrayList, Date, LinkedList, List, Calib3d, <text:span text:style-name="T13">Core</text:span> utilizadas en la clase SimpleBillSearch.</text:p>
            <text:p text:style-name="P7">Descripciòn del Funcionamiento de los mètodos search, distancia, angulo, y saveImage de la clase SimpleBillSearch</text:p>
          </table:table-cell>
          <table:table-cell table:style-name="Tabla1.A1" office:value-type="string">
            <text:p text:style-name="P7">Vocos, Guadalupe</text:p>
          </table:table-cell>
        </table:table-row>
        <table:table-row>
          <table:table-cell table:style-name="Tabla1.A1" office:value-type="string">
            <text:p text:style-name="P7">2.0</text:p>
          </table:table-cell>
          <table:table-cell table:style-name="Tabla1.A1" office:value-type="string">
            <text:p text:style-name="P7">Reseñas sobre librerías DescriptorExtractor y FeatureDetector utilizadas en la clase Billete.</text:p>
            <text:p text:style-name="P7">Reseñas sobre librerías CVType, Mat, MatOfByte, MatOfDMatch, MatOfPoint2f, Point, Scalar, DMatch, DescriptorMatcher, Features2d, Keypoint, Highgui, Imgproc, SuppressLint, Environment, Log utilizadas en la clase SimpleBillSearch.</text:p>
            <text:p text:style-name="P7">Descripciòn de parte del funcionamiento de los métodos reconocerDorsos, reconocerFrentes de la clase SimpleBillSearch.</text:p>
            <text:p text:style-name="P7">Se actualiza la bibliografía utilizada en todo el documento.</text:p>
          </table:table-cell>
          <table:table-cell table:style-name="Tabla1.A1" office:value-type="string">
            <text:p text:style-name="P7">Innocenti Castellanos, Santiago</text:p>
          </table:table-cell>
        </table:table-row>
      </table:table>
      <text:p text:style-name="Standard"/>
      <text:h text:style-name="P19" text:outline-level="1"><text:bookmark text:name="_e9oq92yutwtd"/><text:bookmark-start text:name="_Toc517284233"/>Para comenzar: ¿Qué es OpenCV?<text:bookmark-end text:name="_Toc517284233"/></text:h>
      <text:p text:style-name="Standard">Es una librería que tiene licencia BSD con licencia gratuita para utilizarla comercialmente y académicamente.</text:p>
      <text:p text:style-name="Standard">OpenCV tiene su función principal en aplicaciones de tiempo real, ya que cuenta con librerías de machine learning.</text:p>
      <text:p text:style-name="Standard">Tiene un conjunto de algoritmos que son utilizados para reconocer y detectar objetos y caras, etc. Es por ello que el proyecto utiliza esta librería para reconocer billetes.</text:p>
      <text:p text:style-name="P8"/>
      <text:h text:style-name="Título_20_1" text:outline-level="1"><text:bookmark text:name="_owaqfgjv3v5o"/><text:bookmark-start text:name="_Toc517284234"/>Clase Billete<text:bookmark-end text:name="_Toc517284234"/></text:h>
      <text:p text:style-name="Standard"/>
      <text:p text:style-name="Standard">Esta es la clase base de la aplicación, ya que representa al objeto sobre el que centra el proyecto, que son los billetes pertenecientes a la moneda Argentina.</text:p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"><text:span text:style-name="Fuente_20_de_20_párrafo_20_predeter."><text:span text:style-name="T6">LIBRERÍA</text:span></text:span></text:p>
          </table:table-cell>
          <table:table-cell table:style-name="Tabla2.A1" office:value-type="string">
            <text:p text:style-name="P6"><text:span text:style-name="Fuente_20_de_20_párrafo_20_predeter."><text:span text:style-name="T6">DESCRIPCIÓN</text:span></text:span></text:p>
          </table:table-cell>
        </table:table-row>
        <table:table-row table:style-name="Tabla2.1">
          <table:table-cell table:style-name="Tabla2.A1" office:value-type="string">
            <text:p text:style-name="P6">org.opencv.core.Mat</text:p>
          </table:table-cell>
          <table:table-cell table:style-name="Tabla2.A1" office:value-type="string">
            <text:p text:style-name="P6">Se utiliza la librería Mat de la biblioteca OpenCV para poder almacenar y manipular imágenes y sus pixeles</text:p>
          </table:table-cell>
        </table:table-row>
        <table:table-row>
          <table:table-cell table:style-name="Tabla2.A1" office:value-type="string">
            <text:p text:style-name="P6">org.opencv.core.MatOfKeyPoint</text:p>
          </table:table-cell>
          <table:table-cell table:style-name="Tabla2.A1" office:value-type="string">
            <text:p text:style-name="P6">Se utiliza la librería MatOfKeyPoint para poder almacenar en un objeto de este tipo todos los puntos característicos de cada lado del billete</text:p>
          </table:table-cell>
        </table:table-row>
        <table:table-row>
          <table:table-cell table:style-name="Tabla2.A1" office:value-type="string">
            <text:p text:style-name="P6">org.opencv.features2d.DescriptorExtractor</text:p>
          </table:table-cell>
          <table:table-cell table:style-name="Tabla2.A1" office:value-type="string">
            <text:p text:style-name="P6">Se utiliza la librería DescriptorExtractor que sirve para poder procesar y comparar vectorialmente los puntos característicos de las imágenes</text:p>
          </table:table-cell>
        </table:table-row>
        <table:table-row>
          <table:table-cell table:style-name="Tabla2.A1" office:value-type="string">
            <text:p text:style-name="P6">org.opencv.features2d.FeatureDetector</text:p>
          </table:table-cell>
          <table:table-cell table:style-name="Tabla2.A1" office:value-type="string">
            <text:p text:style-name="P6">Se utiliza la librería FeatureDetector, la cual sirve para la detección de puntos característicos de una imagen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text:span text:style-name="Fuente_20_de_20_párrafo_20_predeter."><text:span text:style-name="T6">MÉTODO</text:span></text:span></text:p>
          </table:table-cell>
          <table:table-cell table:style-name="Tabla3.A1" office:value-type="string">
            <text:p text:style-name="P6"><text:span text:style-name="Fuente_20_de_20_párrafo_20_predeter."><text:span text:style-name="T6">DESCRIPCIÓN</text:span></text:span></text:p>
          </table:table-cell>
        </table:table-row>
        <table:table-row>
          <table:table-cell table:style-name="Tabla3.A1" office:value-type="string">
            <text:p text:style-name="P6">Billete(Context context, Mat f, Mat d)</text:p>
          </table:table-cell>
          <table:table-cell table:style-name="Tabla3.A1" office:value-type="string">
            <text:p text:style-name="P6">Método constructor de la clase, el cual recibe por parámetros un contexto, y las imágenes del frente y el dorso del billete.</text:p>
            <text:p text:style-name="P6"/>
            <text:p text:style-name="P6">En la misma se invoca a los constructores de las librerías del Descriptor y del Detector.</text:p>
            <text:p text:style-name="P6"><text:soft-page-break/></text:p>
            <text:p text:style-name="P6">En la invocación a los constructores, se especifican tanto los algoritmos de descriptor y de detector que se utilizarán. En este caso ‘ORB’ en ambos.</text:p>
            <text:p text:style-name="P6"/>
            <text:p text:style-name="P6">Se asignan las imágenes recibidas por parámetro a los atributos imágenes (frente, dorso) de la clase.</text:p>
            <text:p text:style-name="P6"/>
            <text:p text:style-name="P6">Finalmente, para cada imagen, se invoca al método ‘detect()’ de la librería del Detector, para que calcule los puntos característicos de la imagen, y luego se llama al método ‘compute()’ de la librería del Descriptor para que calcule los vectores del descriptor de la imagen.</text:p>
          </table:table-cell>
        </table:table-row>
        <table:table-row>
          <table:table-cell table:style-name="Tabla3.A1" office:value-type="string">
            <text:p text:style-name="P6">getFrente(), getDorso(), getKFrente(), getKDorso(), getDFrente(), getDDorso()</text:p>
          </table:table-cell>
          <table:table-cell table:style-name="Tabla3.A1" office:value-type="string">
            <text:p text:style-name="P6">Métodos de geteo</text:p>
          </table:table-cell>
        </table:table-row>
      </table:table>
      <text:p text:style-name="Standard"/>
      <text:p text:style-name="Standard"><text:span text:style-name="Fuente_20_de_20_párrafo_20_predeter."><text:span text:style-name="T7">BIBLIOGRAFÍA UTILIZADA:</text:span></text:span></text:p>
      <text:p text:style-name="Standard"/>
      <text:list xml:id="list995545953569120242" text:style-name="WWNum3">
        <text:list-item>
          <text:p text:style-name="P14"><text:a xlink:type="simple" xlink:href="http://acodigo.blogspot.com/2018/05/extraccion-de-puntos-caracteristicos.html" office:target-frame-name="_top" xlink:show="replace" text:style-name="Internet_20_link" text:visited-style-name="Visited_20_Internet_20_Link"><text:span text:style-name="Fuente_20_de_20_párrafo_20_predeter."><text:span text:style-name="T8">http://acodigo.blogspot.com/2018/05/extraccion-de-puntos-caracteristicos.html</text:span></text:span></text:a></text:p>
        </text:list-item>
        <text:list-item>
          <text:p text:style-name="P14"><text:a xlink:type="simple" xlink:href="http://acodigo.blogspot.com/2017/04/conociendo-la-clase-cvmat-de-opencv.html#more" office:target-frame-name="_top" xlink:show="replace" text:style-name="Internet_20_link" text:visited-style-name="Visited_20_Internet_20_Link"><text:span text:style-name="Fuente_20_de_20_párrafo_20_predeter."><text:span text:style-name="T8">http://acodigo.blogspot.com/2017/04/conociendo-la-clase-cvmat-de-opencv.html#more</text:span></text:span></text:a></text:p>
        </text:list-item>
        <text:list-item>
          <text:p text:style-name="P14"><text:a xlink:type="simple" xlink:href="https://docs.opencv.org/2.4/modules/features2d/doc/common_interfaces_of_descriptor_extractors.html?highlight=descriptorextractor#DescriptorExtractor%20:%20public%20Algorithm" office:target-frame-name="_top" xlink:show="replace" text:style-name="Internet_20_link" text:visited-style-name="Visited_20_Internet_20_Link"><text:span text:style-name="Fuente_20_de_20_párrafo_20_predeter."><text:span text:style-name="T8">https://docs.opencv.org/2.4/modules/features2d/doc/common_interfaces_of_descriptor_extractors.html?highlight=descriptorextractor#DescriptorExtractor%20:%20public%20Algorithm</text:span></text:span></text:a></text:p>
        </text:list-item>
        <text:list-item>
          <text:p text:style-name="P14"><text:a xlink:type="simple" xlink:href="https://stackoverflow.com/questions/37995953/opencv-java-serializing-deserializing-matofkeypoint-type-descriptors-found-us" office:target-frame-name="_top" xlink:show="replace" text:style-name="Internet_20_link" text:visited-style-name="Visited_20_Internet_20_Link"><text:span text:style-name="Fuente_20_de_20_párrafo_20_predeter."><text:span text:style-name="T8">https://stackoverflow.com/questions/37995953/opencv-java-serializing-deserializing-matofkeypoint-type-descriptors-found-us</text:span></text:span></text:a></text:p>
        </text:list-item>
        <text:list-item>
          <text:p text:style-name="P14"><text:a xlink:type="simple" xlink:href="https://dsp.stackexchange.com/questions/10423/why-do-we-use-keypoint-descriptors" office:target-frame-name="_top" xlink:show="replace" text:style-name="Internet_20_link" text:visited-style-name="Visited_20_Internet_20_Link"><text:span text:style-name="Fuente_20_de_20_párrafo_20_predeter."><text:span text:style-name="T8">https://dsp.stackexchange.com/questions/10423/why-do-we-use-keypoint-descriptors</text:span></text:span></text:a></text:p>
        </text:list-item>
        <text:list-item>
          <text:p text:style-name="P14"><text:a xlink:type="simple" xlink:href="https://docs.opencv.org/3.0-beta/doc/tutorials/features2d/feature_detection/feature_detection.html" office:target-frame-name="_top" xlink:show="replace" text:style-name="Internet_20_link" text:visited-style-name="Visited_20_Internet_20_Link"><text:span text:style-name="Fuente_20_de_20_párrafo_20_predeter."><text:span text:style-name="T8">https://docs.opencv.org/3.0-beta/doc/tutorials/features2d/feature_detection/feature_detection.html</text:span></text:span></text:a></text:p>
        </text:list-item>
      </text:list>
      <text:p text:style-name="Standard"/>
      <text:h text:style-name="Título_20_1" text:outline-level="1"><text:bookmark text:name="_eqtlir41ls14"/><text:bookmark-start text:name="_Toc517284235"/>Clase BillSearch<text:bookmark-end text:name="_Toc517284235"/></text:h>
      <text:p text:style-name="P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Fuente_20_de_20_párrafo_20_predeter."><text:span text:style-name="T6">MÉTODO</text:span></text:span></text:p>
          </table:table-cell>
          <table:table-cell table:style-name="Tabla4.A1" office:value-type="string">
            <text:p text:style-name="P6"><text:span text:style-name="Fuente_20_de_20_párrafo_20_predeter."><text:span text:style-name="T6">DESCRIPCIÓN</text:span></text:span></text:p>
          </table:table-cell>
        </table:table-row>
        <table:table-row>
          <table:table-cell table:style-name="Tabla4.A1" office:value-type="string">
            <text:p text:style-name="P6">Search(Billete needle, List &lt;Billete&gt; Haystack)</text:p>
          </table:table-cell>
          <table:table-cell table:style-name="Tabla4.A1" office:value-type="string">
            <text:p text:style-name="P6">Se desarrolla este método interface, para que pueda ser implementado por distintas clases, las cuales cada una represente un método de búsqueda distinto.</text:p>
          </table:table-cell>
        </table:table-row>
      </table:table>
      <text:h text:style-name="Título_20_1" text:outline-level="1"><text:bookmark text:name="_mufp46in9m6f"/><text:soft-page-break/></text:h>
      <text:h text:style-name="Título_20_1" text:outline-level="1"><text:bookmark-start text:name="_Toc517284236"/>Clase SimpleBillSearch<text:bookmark-end text:name="_Toc517284236"/></text:h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><text:span text:style-name="Fuente_20_de_20_párrafo_20_predeter."><text:span text:style-name="T6">LIBRERÍA</text:span></text:span></text:p>
          </table:table-cell>
          <table:table-cell table:style-name="Tabla5.A1" office:value-type="string">
            <text:p text:style-name="P6"><text:span text:style-name="Fuente_20_de_20_párrafo_20_predeter."><text:span text:style-name="T6">DESCRIPCIÓN</text:span></text:span></text:p>
          </table:table-cell>
        </table:table-row>
        <table:table-row>
          <table:table-cell table:style-name="Tabla5.A1" office:value-type="string">
            <text:p text:style-name="P6">java.io.File</text:p>
          </table:table-cell>
          <table:table-cell table:style-name="Tabla5.A1" office:value-type="string">
            <text:p text:style-name="P6">Se utiliza la clase<text:span text:style-name="Fuente_20_de_20_párrafo_20_predeter."><text:span text:style-name="T9"> File</text:span></text:span> para obtener información sobre archivos y directorios. Además la clase File permite crear y eliminar archivos y directorios.</text:p>
          </table:table-cell>
        </table:table-row>
        <table:table-row>
          <table:table-cell table:style-name="Tabla5.A1" office:value-type="string">
            <text:p text:style-name="P6">java.text.SimpleDateFormat</text:p>
          </table:table-cell>
          <table:table-cell table:style-name="Tabla5.A1" office:value-type="string">
            <text:p text:style-name="P6"><text:span text:style-name="Fuente_20_de_20_párrafo_20_predeter."><text:span text:style-name="T11">La clase SimpleDateFormat muestra las fechas en el formato que elijamos y permite reconstruirlas a partir de una cadena de texto.</text:span></text:span></text:p>
          </table:table-cell>
        </table:table-row>
        <table:table-row>
          <table:table-cell table:style-name="Tabla5.A1" office:value-type="string">
            <text:p text:style-name="P6">java.util.ArrayList</text:p>
          </table:table-cell>
          <table:table-cell table:style-name="Tabla5.A1" office:value-type="string">
            <text:p text:style-name="P6">La clase ArrayList permite el manejo de vectores</text:p>
          </table:table-cell>
        </table:table-row>
        <table:table-row>
          <table:table-cell table:style-name="Tabla5.A1" office:value-type="string">
            <text:p text:style-name="P6">java.util.Date</text:p>
          </table:table-cell>
          <table:table-cell table:style-name="Tabla5.A1" office:value-type="string">
            <text:p text:style-name="P6">La clase Date permite el manejo de fechas</text:p>
          </table:table-cell>
        </table:table-row>
        <table:table-row>
          <table:table-cell table:style-name="Tabla5.A1" office:value-type="string">
            <text:p text:style-name="P6">java.util.LinkedList</text:p>
          </table:table-cell>
          <table:table-cell table:style-name="Tabla5.A1" office:value-type="string">
            <text:p text:style-name="P6">La clase LinkedList permite utilizar listas doblemente enlazadas.</text:p>
          </table:table-cell>
        </table:table-row>
        <table:table-row>
          <table:table-cell table:style-name="Tabla5.A1" office:value-type="string">
            <text:p text:style-name="P6">java.util.List</text:p>
          </table:table-cell>
          <table:table-cell table:style-name="Tabla5.A1" office:value-type="string">
            <text:p text:style-name="P6">La clase List permite el manejo de listas</text:p>
          </table:table-cell>
        </table:table-row>
        <table:table-row>
          <table:table-cell table:style-name="Tabla5.A1" office:value-type="string">
            <text:p text:style-name="P6">org.opencv.calib3d.Calib3d</text:p>
          </table:table-cell>
          <table:table-cell table:style-name="Tabla5.A1" office:value-type="string">
            <text:p text:style-name="P6">Se utiliza la librería Calic3d de la biblioteca OpenCV para poder calibrar la cámara y hacer una reconstrucción de la imagen en 3D</text:p>
          </table:table-cell>
        </table:table-row>
        <table:table-row>
          <table:table-cell table:style-name="Tabla5.A1" office:value-type="string">
            <text:p text:style-name="P6">org.opencv.core.Core</text:p>
          </table:table-cell>
          <table:table-cell table:style-name="Tabla5.A1" office:value-type="string">
            <text:p text:style-name="P6">Es la biblioteca contenedora de las librerías debajo mencionadas</text:p>
          </table:table-cell>
        </table:table-row>
        <table:table-row>
          <table:table-cell table:style-name="Tabla5.A1" office:value-type="string">
            <text:p text:style-name="P6">org.opencv.core.CvType</text:p>
          </table:table-cell>
          <table:table-cell table:style-name="Tabla5.A1" office:value-type="string">
            <text:p text:style-name="P6">Sirve para manejar y convertir tipos de imágenes, según los canales y cantidad de bits. Se utiliza para manipular imágenes de diferentes formas, según el tipo que se esté utilizando.</text:p>
          </table:table-cell>
        </table:table-row>
        <table:table-row>
          <table:table-cell table:style-name="Tabla5.A1" office:value-type="string">
            <text:p text:style-name="P6">org.opencv.core.Mat</text:p>
          </table:table-cell>
          <table:table-cell table:style-name="Tabla5.A1" office:value-type="string">
            <text:p text:style-name="P6">Se utiliza la librería Mat de la biblioteca OpenCV para poder almacenar y manipular imágenes y sus pixeles</text:p>
          </table:table-cell>
        </table:table-row>
        <table:table-row>
          <table:table-cell table:style-name="Tabla5.A1" office:value-type="string">
            <text:p text:style-name="P6">org.opencv.core.MatOfByte</text:p>
          </table:table-cell>
          <table:table-cell table:style-name="Tabla5.A1" office:value-type="string">
            <text:p text:style-name="P6">Se utiliza para manipular las imágenes como matrices de bytes.</text:p>
          </table:table-cell>
        </table:table-row>
        <table:table-row>
          <table:table-cell table:style-name="Tabla5.A1" office:value-type="string">
            <text:p text:style-name="P6">org.opencv.core.MatOfDMatch</text:p>
          </table:table-cell>
          <table:table-cell table:style-name="Tabla5.A1" office:value-type="string">
            <text:p text:style-name="P6">Matriz donde cada elemento corresponde a una coincidencia entre dos imágenes.</text:p>
          </table:table-cell>
        </table:table-row>
        <table:table-row>
          <table:table-cell table:style-name="Tabla5.A1" office:value-type="string">
            <text:p text:style-name="P6">org.opencv.core.MatOfPoint2f</text:p>
          </table:table-cell>
          <table:table-cell table:style-name="Tabla5.A1" office:value-type="string">
            <text:p text:style-name="P6">Matriz de puntos (en este caso de 32 bits flotantes) utilizada para guardar contornos <text:soft-page-break/>de imágenes, entre otras cosas.</text:p>
          </table:table-cell>
        </table:table-row>
        <table:table-row>
          <table:table-cell table:style-name="Tabla5.A1" office:value-type="string">
            <text:p text:style-name="P6">org.opencv.core.Point</text:p>
          </table:table-cell>
          <table:table-cell table:style-name="Tabla5.A1" office:value-type="string">
            <text:p text:style-name="P6">Se utiliza la clase point para el manejo de pixeles, manipulandolos en <text:span text:style-name="Fuente_20_de_20_párrafo_20_predeter."><text:span text:style-name="T11">2D, especificados por sus coordenadas </text:span></text:span><text:span text:style-name="Fuente_20_de_20_párrafo_20_predeter."><text:span text:style-name="T10">x</text:span></text:span><text:span text:style-name="Fuente_20_de_20_párrafo_20_predeter."><text:span text:style-name="T11"> e </text:span></text:span><text:span text:style-name="Fuente_20_de_20_párrafo_20_predeter."><text:span text:style-name="T10">y.</text:span></text:span></text:p>
          </table:table-cell>
        </table:table-row>
        <table:table-row>
          <table:table-cell table:style-name="Tabla5.A1" office:value-type="string">
            <text:p text:style-name="P6">org.opencv.core.Scalar</text:p>
          </table:table-cell>
          <table:table-cell table:style-name="Tabla5.A1" office:value-type="string">
            <text:p text:style-name="P6">Sirve para cambiar los colores de los píxeles, utilizando números escalares entre el 0 y 255, para cada uno de los canales de un pixel.</text:p>
          </table:table-cell>
        </table:table-row>
        <table:table-row>
          <table:table-cell table:style-name="Tabla5.A1" office:value-type="string">
            <text:p text:style-name="P6">org.opencv.features2d.DMatch</text:p>
          </table:table-cell>
          <table:table-cell table:style-name="Tabla5.A1" office:value-type="string">
            <text:p text:style-name="P6">Es un tipo de objeto con atributos como distancia entre descriptores (vectores de puntos característicos, cuanto menos distancia, mejor), índice del descriptor en descriptores de trenes, índice de la imagen, entre otros.</text:p>
          </table:table-cell>
        </table:table-row>
        <table:table-row>
          <table:table-cell table:style-name="Tabla5.A1" office:value-type="string">
            <text:p text:style-name="P6">org.opencv.features2d.DescriptorMatcher</text:p>
          </table:table-cell>
          <table:table-cell table:style-name="Tabla5.A1" office:value-type="string">
            <text:p text:style-name="P6">Librería para comparar coincidencias de descriptores de puntos característicos</text:p>
          </table:table-cell>
        </table:table-row>
        <table:table-row>
          <table:table-cell table:style-name="Tabla5.A1" office:value-type="string">
            <text:p text:style-name="P6">org.opencv.features2d.Features2d</text:p>
          </table:table-cell>
          <table:table-cell table:style-name="Tabla5.A1" office:value-type="string">
            <text:p text:style-name="P6">Librería que sirve de base para todos los algoritmos de detección de puntos característicos (como ORB, AZAKE, BRISK, etc)</text:p>
          </table:table-cell>
        </table:table-row>
        <table:table-row>
          <table:table-cell table:style-name="Tabla5.A1" office:value-type="string">
            <text:p text:style-name="P6">org.opencv.features2d.KeyPoint</text:p>
          </table:table-cell>
          <table:table-cell table:style-name="Tabla5.A1" office:value-type="string">
            <text:p text:style-name="P6">Estructura (o tipo) de dato para detectores de puntos característicos.</text:p>
          </table:table-cell>
        </table:table-row>
        <table:table-row>
          <table:table-cell table:style-name="Tabla5.A1" office:value-type="string">
            <text:p text:style-name="P6">org.opencv.highgui.Highgui</text:p>
          </table:table-cell>
          <table:table-cell table:style-name="Tabla5.A1" office:value-type="string">
            <text:p text:style-name="P6">Módulo para prueba y visualización de funcionalidades de ventanas y entrada/salida de dispositivos</text:p>
          </table:table-cell>
        </table:table-row>
        <table:table-row>
          <table:table-cell table:style-name="Tabla5.A1" office:value-type="string">
            <text:p text:style-name="P6">org.opencv.imgproc.Imgproc</text:p>
          </table:table-cell>
          <table:table-cell table:style-name="Tabla5.A1" office:value-type="string">
            <text:p text:style-name="P6"><text:span text:style-name="Fuente_20_de_20_párrafo_20_predeter."><text:span text:style-name="T11">Permite manipular la imagen a través de ciertos procesos y <text:s/>posee <text:s/>una gran cantidad de métodos para ello.</text:span></text:span></text:p>
          </table:table-cell>
        </table:table-row>
        <table:table-row>
          <table:table-cell table:style-name="Tabla5.A1" office:value-type="string">
            <text:p text:style-name="P6">android.annotation.SuppressLint</text:p>
          </table:table-cell>
          <table:table-cell table:style-name="Tabla5.A1" office:value-type="string">
            <text:p text:style-name="P6">Clase que indica que Lint debe ignorar las advertencias especificadas para el elemento anotado.</text:p>
          </table:table-cell>
        </table:table-row>
        <table:table-row>
          <table:table-cell table:style-name="Tabla5.A1" office:value-type="string">
            <text:p text:style-name="P6">android.os.Environment</text:p>
          </table:table-cell>
          <table:table-cell table:style-name="Tabla5.A1" office:value-type="string">
            <text:p text:style-name="P6"><text:span text:style-name="Fuente_20_de_20_párrafo_20_predeter."><text:span text:style-name="T11">Proporciona acceso a variables de entorno.</text:span></text:span></text:p>
          </table:table-cell>
        </table:table-row>
        <table:table-row>
          <table:table-cell table:style-name="Tabla5.A1" office:value-type="string">
            <text:p text:style-name="P6">android.util.Log</text:p>
          </table:table-cell>
          <table:table-cell table:style-name="Tabla5.A1" office:value-type="string">
            <text:p text:style-name="P6"><text:span text:style-name="Fuente_20_de_20_párrafo_20_predeter."><text:span text:style-name="T11">Android proporciona su propio servicio y API de logging.</text:span></text:span></text:p>
          </table:table-cell>
        </table:table-row>
      </table:table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6"><text:span text:style-name="Fuente_20_de_20_párrafo_20_predeter."><text:span text:style-name="T6">MÉTODO</text:span></text:span></text:p>
          </table:table-cell>
          <table:table-cell table:style-name="Tabla6.A1" office:value-type="string">
            <text:p text:style-name="P6"><text:span text:style-name="Fuente_20_de_20_párrafo_20_predeter."><text:span text:style-name="T6">DESCRIPCIÓN</text:span></text:span></text:p>
          </table:table-cell>
        </table:table-row>
        <table:table-row>
          <table:table-cell table:style-name="Tabla6.A1" office:value-type="string">
            <text:p text:style-name="P6">search(Billete needle, List&lt;Billete&gt; haystack)</text:p>
          </table:table-cell>
          <table:table-cell table:style-name="Tabla6.A1" office:value-type="string">
            <text:p text:style-name="P6">Asigna los valores de Billete y Lista de Billetes a variables definidas dentro del método, y las retorna.</text:p>
          </table:table-cell>
        </table:table-row>
        <table:table-row>
          <table:table-cell table:style-name="Tabla6.A1" office:value-type="string">
            <text:p text:style-name="P6">reconocerDorsos(Billete needle, List&lt;Billete&gt; haystack)</text:p>
          </table:table-cell>
          <table:table-cell table:style-name="Tabla6.A1" office:value-type="string">
            <text:p text:style-name="P6">Se crea un objeto DescriptorMatcher, indicando por parámetro que tipo de emparejador de descriptores se utilizará (en este caso BRUTEFORCE-HAMMING)</text:p>
            <text:p text:style-name="P6"/>
            <text:p text:style-name="P6">Crea una lista de matrices que almacenarán los matches encontrados entre 2 imágenes (matches).</text:p>
            <text:p text:style-name="P6"/>
            <text:p text:style-name="P6">Crea una lista de matchs que almacenará los matchs considerados como “buenos matches” o “matches efectivamente válidos” (good_matches).</text:p>
            <text:p text:style-name="P6"/>
            <text:p text:style-name="P6">Crea una matriz para almacenar los “buenos matches” (goodMatches).</text:p>
            <text:p text:style-name="P6"/>
            <text:p text:style-name="P6">Crea dos listas, con todos los puntos (pixeles) de la imagen capturada, y de la imagen de los template (objList - SceneList).</text:p>
            <text:p text:style-name="P6"/>
            <text:p text:style-name="P6">Crea dos matrices de puntos de contornos, tanto para el objeto (imagen capturada) como para la escena (template) (obj - sce).</text:p>
            <text:p text:style-name="P6"/>
            <text:p text:style-name="P6">Crea dos matrices de puntos para poder almacenar los pixeles correspondientes a las esquinas tanto del objeto como de la escena (obj-corners, scene-corners).</text:p>
            <text:p text:style-name="P6"/>
            <text:p text:style-name="P6">Crea 2 listas con los puntos característicos del objeto y de la escena (keypoints_objectlist - keypoints_scenelist).</text:p>
            <text:p text:style-name="P6"/>
            <text:p text:style-name="P6">Crea variables que serán utilizadas para almacenar temporalmente distancias y ángulos entre las esquinas de las imágenes.</text:p>
            <text:p text:style-name="P6"/>
            <text:p text:style-name="P6">Luego si el tamaño de la MAT del objeto es mayor a 3, comienza a trabajar.</text:p>
            <text:p text:style-name="P6"/>
            <text:p text:style-name="P6">Recorre todos los templates, y para cada uno:</text:p>
            <text:p text:style-name="P6"/>
            <text:p text:style-name="P6">A su lista de matrices de matches, les invoca el constructor de la lista.</text:p>
            <text:p text:style-name="P6"/>
            <text:p text:style-name="P6">Realiza una búsqueda de las mejores coincidencias con el objeto, y las guarda en la lista de matrices de matches.</text:p>
            <text:p text:style-name="P6"/>
            <text:p text:style-name="P6">A su lista de matrices de good_matches, les <text:soft-page-break/>invoca el constructor de la lista.</text:p>
            <text:p text:style-name="P6"/>
            <text:p text:style-name="P6">Recorre todos los matches encontrados, y analiza si la distancia entre ellos a un match característico (se toma el primer match ubicado en la posición 0), es menor a la distancia multiplicada por un factor establecido en los atributos iniciales, definido por investigación. Si esto se cumple, el match es considerado como un buen match, y se agrega a la lista de good_matches.</text:p>
            <text:p text:style-name="P6"/>
            <text:p text:style-name="P6">Luego se invoca al constructor de la matriz de buenos matches (goodMatches) y se le cargan todos los buenos matches cargados en la lista good_matches.</text:p>
            <text:p text:style-name="P6"/>
            <text:p text:style-name="P6"><text:span text:style-name="Fuente_20_de_20_párrafo_20_predeter."><text:span text:style-name="T12">(FALTA TERMINAR)</text:span>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la6.A1" office:value-type="string">
            <text:p text:style-name="P6">reconocerFrentes(Billete needle, List&lt;Billete&gt; haystack)</text:p>
          </table:table-cell>
          <table:table-cell table:style-name="Tabla6.A1" office:value-type="string">
            <text:p text:style-name="P6">Se crea un objeto DescriptorMatcher, indicando por parámetro que tipo de emparejador de descriptores se utilizará (en este caso BRUTEFORCE-HAMMING)</text:p>
            <text:p text:style-name="P6"/>
            <text:p text:style-name="P6">Crea una lista de matrices que almacenarán los matches encontrados entre 2 imágenes.</text:p>
            <text:p text:style-name="P6">Crea una lista de matchs que almacenará los matchs considerados como “buenos matches” o “matches efectivamente válidos”.</text:p>
            <text:p text:style-name="P6">Crea una matriz para almacenar los “buenos matches”.</text:p>
            <text:p text:style-name="P6">Crea dos listas, con todos los puntos (pixeles) de la imagen capturada, y de la imagen de los template.</text:p>
            <text:p text:style-name="P6">Crea dos matrices de puntos de contornos, tanto para el objeto (imagen capturada) como para la escena (template).</text:p>
            <text:p text:style-name="P6">Crea dos matrices de puntos para poder almacenar los pixeles correspondientes a las esquinas tanto del objeto como de la escena.</text:p>
            <text:p text:style-name="P6">Crea variables que serán utilizadas para almacenar temporalmente distancias y ángulos entre las esquinas de las <text:soft-page-break/>imágenes.</text:p>
            <text:p text:style-name="P6">Luego si el tamaño de la MAT <text:s/>del objeto es mayor a 3, comienza a trabajar.</text:p>
            <text:p text:style-name="P6">Recorre todos los templates, asignando a cada lista de matrices, las matrices correspondientes a los matchs encontrados.</text:p>
            <text:p text:style-name="P6"/>
            <text:p text:style-name="P6"><text:span text:style-name="Fuente_20_de_20_párrafo_20_predeter."><text:span text:style-name="T12">(FALTA TERMINAR)</text:span></text:span></text:p>
            <text:p text:style-name="P6"/>
          </table:table-cell>
        </table:table-row>
        <table:table-row>
          <table:table-cell table:style-name="Tabla6.A1" office:value-type="string">
            <text:p text:style-name="P6">distancia(Point pt1, Point pt2)</text:p>
          </table:table-cell>
          <table:table-cell table:style-name="Tabla6.A1" office:value-type="string">
            <text:p text:style-name="P6">Calcula la distancia entre los dos puntos, es decir la hipotenusa.</text:p>
          </table:table-cell>
        </table:table-row>
        <table:table-row>
          <table:table-cell table:style-name="Tabla6.A1" office:value-type="string">
            <text:p text:style-name="P6">angulo(Point uno,Point dos,Point tres)</text:p>
          </table:table-cell>
          <table:table-cell table:style-name="Tabla6.A1" office:value-type="string">
            <text:p text:style-name="P6">Traslada al origen de coordenadas los tres puntos que recibimos por parámetro. Luego se calcula el ángulo de coordenada polar de los dos puntos y</text:p>
            <text:p text:style-name="P6">hallamos la diferencia entre los dos. Si el ángulo es negativo le sumamos 2 PI para obtener el ángulo en el intervalo [0-2PI]. Siempre obtenemos ángulos positivos (en sentido antihorario)</text:p>
            <text:p text:style-name="P6"/>
          </table:table-cell>
        </table:table-row>
        <table:table-row>
          <table:table-cell table:style-name="Tabla6.A1" office:value-type="string">
            <text:p text:style-name="P6">saveImage (Mat mat,String filename)</text:p>
          </table:table-cell>
          <table:table-cell table:style-name="Tabla6.A1" office:value-type="string">
            <text:p text:style-name="P6">Método que permite guardar una imagen en el almacenamiento externo.</text:p>
          </table:table-cell>
        </table:table-row>
      </table:table>
      <text:p text:style-name="Standard"/>
      <text:p text:style-name="Standard"/>
      <text:p text:style-name="Standard"><text:span text:style-name="Fuente_20_de_20_párrafo_20_predeter."><text:span text:style-name="T7">BIBLIOGRAFÍA UTILIZADA:</text:span></text:span></text:p>
      <text:p text:style-name="P9"/>
      <text:list xml:id="list3582538881738520899" text:style-name="WWNum1">
        <text:list-item>
          <text:p text:style-name="P15"><text:a xlink:type="simple" xlink:href="https://docs.opencv.org/3.4.1/db/d39/classcv_1_1DescriptorMatcher.html" office:target-frame-name="_top" xlink:show="replace" text:style-name="Internet_20_link" text:visited-style-name="Visited_20_Internet_20_Link"><text:span text:style-name="Fuente_20_de_20_párrafo_20_predeter."><text:span text:style-name="T8">https://docs.opencv.org/3.4.1/db/d39/classcv_1_1DescriptorMatcher.html</text:span></text:span></text:a> (Para consultar librería DescriptorMatcher y tipos de emparejadores de descriptores de puntos clave)</text:p>
        </text:list-item>
        <text:list-item>
          <text:p text:style-name="P15">Para entender CVType: <text:a xlink:type="simple" xlink:href="https://stackoverflow.com/questions/22787030/opencv-cv-8uc3-to-cv-8uc1" office:target-frame-name="_top" xlink:show="replace" text:style-name="Internet_20_link" text:visited-style-name="Visited_20_Internet_20_Link"><text:span text:style-name="Fuente_20_de_20_párrafo_20_predeter."><text:span text:style-name="T8">https://stackoverflow.com/questions/22787030/opencv-cv-8uc3-to-cv-8uc1</text:span></text:span></text:a></text:p>
        </text:list-item>
      </text:list>
      <text:p text:style-name="P12"><text:a xlink:type="simple" xlink:href="https://stackoverflow.com/questions/30371982/how-to-convert-an-image-from-cv-8uc1-to-cv-32fc1-type-in-opencv" office:target-frame-name="_top" xlink:show="replace" text:style-name="Internet_20_link" text:visited-style-name="Visited_20_Internet_20_Link">h</text:a><text:a xlink:type="simple" xlink:href="https://stackoverflow.com/questions/30371982/how-to-convert-an-image-from-cv-8uc1-to-cv-32fc1-type-in-opencv" office:target-frame-name="_top" xlink:show="replace" text:style-name="Internet_20_link" text:visited-style-name="Visited_20_Internet_20_Link">ttps://stackoverflow.com/questions/30371982/how-to-convert-an-image-from-cv-8uc1-to-cv-32fc1-type-in-opencv</text:a></text:p>
      <text:p text:style-name="P12"><text:a xlink:type="simple" xlink:href="https://stackoverflow.com/questions/13428689/whats-the-difference-between-cvtype-values-in-opencv" office:target-frame-name="_top" xlink:show="replace" text:style-name="Internet_20_link" text:visited-style-name="Visited_20_Internet_20_Link"><text:span text:style-name="Fuente_20_de_20_párrafo_20_predeter."><text:span text:style-name="T8">https://stackoverflow.com/questions/13428689/whats-the-difference-between-cvtype-values-in-opencv</text:span></text:span></text:a></text:p>
      <text:list xml:id="list1172913681833413478" text:style-name="WWNum2">
        <text:list-item>
          <text:p text:style-name="P16">MatOfDMatch: <text:a xlink:type="simple" xlink:href="http://answers.opencv.org/question/4022/matofdmatch-how-can-it-be-used/" office:target-frame-name="_top" xlink:show="replace" text:style-name="Internet_20_link" text:visited-style-name="Visited_20_Internet_20_Link"><text:span text:style-name="Fuente_20_de_20_párrafo_20_predeter."><text:span text:style-name="T8">http://answers.opencv.org/question/4022/matofdmatch-how-can-it-be-used/</text:span></text:span></text:a></text:p>
        </text:list-item>
        <text:list-item>
          <text:p text:style-name="P16">MatOfPoint2f or MatOfPoint:</text:p>
        </text:list-item>
      </text:list>
      <text:p text:style-name="P12"><text:a xlink:type="simple" xlink:href="https://stackoverflow.com/questions/11273588/how-to-convert-matofpoint-to-matofpoint2f-in-opencv-java-api" office:target-frame-name="_top" xlink:show="replace" text:style-name="Internet_20_link" text:visited-style-name="Visited_20_Internet_20_Link"><text:span text:style-name="Fuente_20_de_20_párrafo_20_predeter."><text:span text:style-name="T8">https://stackoverflow.com/questions/11273588/how-to-convert-matofpoint-to-matofpoint2f-in-opencv-java-api</text:span></text:span></text:a></text:p>
      <text:list xml:id="list5827628543710795090" text:style-name="WWNum4">
        <text:list-item>
          <text:p text:style-name="P17">Point:</text:p>
        </text:list-item>
      </text:list>
      <text:p text:style-name="P12"><text:a xlink:type="simple" xlink:href="https://stackoverflow.com/questions/18975813/how-to-add-2-org-opencv-core-point-objects-in-android" office:target-frame-name="_top" xlink:show="replace" text:style-name="Internet_20_link" text:visited-style-name="Visited_20_Internet_20_Link">h</text:a><text:a xlink:type="simple" xlink:href="https://stackoverflow.com/questions/18975813/how-to-add-2-org-opencv-core-point-objects-in-android" office:target-frame-name="_top" xlink:show="replace" text:style-name="Internet_20_link" text:visited-style-name="Visited_20_Internet_20_Link">ttps://stackoverflow.com/questions/18975813/how-to-add-2-org-opencv-core-point-objects-in-android</text:a></text:p>
      <text:p text:style-name="P12"><text:a xlink:type="simple" xlink:href="https://stackoverflow.com/questions/27730557/coordinate-conversion-from-org-opencv-core-point-to-android-graphics-point" office:target-frame-name="_top" xlink:show="replace" text:style-name="Internet_20_link" text:visited-style-name="Visited_20_Internet_20_Link"><text:span text:style-name="Fuente_20_de_20_párrafo_20_predeter."><text:span text:style-name="T8">https://stackoverflow.com/questions/27730557/coordinate-conversion-from-org-opencv-core-point-to-android-graphics-point</text:span></text:span></text:a></text:p>
      <text:p text:style-name="P12"><text:a xlink:type="simple" xlink:href="https://docs.opencv.org/java/2.4.2/org/opencv/core/Point.html" office:target-frame-name="_top" xlink:show="replace" text:style-name="Internet_20_link" text:visited-style-name="Visited_20_Internet_20_Link"><text:span text:style-name="Fuente_20_de_20_párrafo_20_predeter."><text:span text:style-name="T8">https://docs.opencv.org/java/2.4.2/org/opencv/core/Point.html</text:span></text:span></text:a></text:p>
      <text:list xml:id="list7154206370104630104" text:style-name="WWNum5">
        <text:list-item>
          <text:p text:style-name="P18"><text:soft-page-break/>DMatch: <text:a xlink:type="simple" xlink:href="https://www.aprenderpython.net/feature-matching-comparacion-funciones/" office:target-frame-name="_top" xlink:show="replace" text:style-name="Internet_20_link" text:visited-style-name="Visited_20_Internet_20_Link"><text:span text:style-name="Fuente_20_de_20_párrafo_20_predeter."><text:span text:style-name="T8">https://www.aprenderpython.net/feature-matching-comparacion-funciones/</text:span></text:span></text:a></text:p>
        </text:list-item>
        <text:list-item>
          <text:p text:style-name="P18">Features2d: <text:a xlink:type="simple" xlink:href="http://acodigo.blogspot.com/2018/05/extraccion-de-puntos-caracteristicos.html" office:target-frame-name="_top" xlink:show="replace" text:style-name="Internet_20_link" text:visited-style-name="Visited_20_Internet_20_Link"><text:span text:style-name="Fuente_20_de_20_párrafo_20_predeter."><text:span text:style-name="T8">http://acodigo.blogspot.com/2018/05/extraccion-de-puntos-caracteristicos.html</text:span></text:span></text:a></text:p>
        </text:list-item>
        <text:list-item>
          <text:p text:style-name="P18">Keypoint:</text:p>
        </text:list-item>
      </text:list>
      <text:p text:style-name="P12"><text:a xlink:type="simple" xlink:href="https://docs.opencv.org/2.4/modules/features2d/doc/common_interfaces_of_feature_detectors.html#keypoint" office:target-frame-name="_top" xlink:show="replace" text:style-name="Internet_20_link" text:visited-style-name="Visited_20_Internet_20_Link">ht</text:a><text:a xlink:type="simple" xlink:href="https://docs.opencv.org/2.4/modules/features2d/doc/common_interfaces_of_feature_detectors.html#keypoint" office:target-frame-name="_top" xlink:show="replace" text:style-name="Internet_20_link" text:visited-style-name="Visited_20_Internet_20_Link">tps://docs.opencv.org/2.4/modules/features2d/doc/common_interfaces_of_feature_detectors.html#keypoint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Normal" style:next-style-name="Standard" style:default-outline-level="1">
      <style:paragraph-properties fo:margin-top="0.706cm" fo:margin-bottom="0.212cm" loext:contextual-spacing="false" fo:line-height="100%" fo:keep-together="always" fo:hyphenation-ladder-count="no-limit" fo:keep-with-next="always"/>
      <style:text-properties fo:font-size="20pt" style:font-size-asian="20pt" style:font-size-complex="20pt" fo:hyphenate="false"/>
    </style:style>
    <style:style style:name="Título_20_2" style:display-name="Título 2" style:family="paragraph" style:parent-style-name="Normal" style:next-style-name="Standard" style:default-outline-level="2">
      <style:paragraph-properties fo:margin-top="0.635cm" fo:margin-bottom="0.212cm" loext:contextual-spacing="false" fo:line-height="100%" fo:keep-together="always" fo:hyphenation-ladder-count="no-limit" fo:keep-with-next="always"/>
      <style:text-properties fo:font-size="16pt" style:font-size-asian="16pt" style:font-size-complex="16pt" fo:hyphenate="false"/>
    </style:style>
    <style:style style:name="Título_20_3" style:display-name="Título 3" style:family="paragraph" style:parent-style-name="Normal" style:next-style-name="Standard" style:default-outline-level="3">
      <style:paragraph-properties fo:margin-top="0.564cm" fo:margin-bottom="0.141cm" loext:contextual-spacing="false" fo:line-height="100%" fo:keep-together="always" fo:hyphenation-ladder-count="no-limit" fo:keep-with-next="always"/>
      <style:text-properties fo:color="#434343" fo:font-size="14pt" style:font-size-asian="14pt" style:font-size-complex="14pt" fo:hyphenate="false"/>
    </style:style>
    <style:style style:name="Título_20_4" style:display-name="Título 4" style:family="paragraph" style:parent-style-name="Normal" style:next-style-name="Standard" style:default-outline-level="4">
      <style:paragraph-properties fo:margin-top="0.494cm" fo:margin-bottom="0.141cm" loext:contextual-spacing="false" fo:line-height="100%" fo:keep-together="always" fo:hyphenation-ladder-count="no-limit" fo:keep-with-next="always"/>
      <style:text-properties fo:color="#666666" fo:font-size="12pt" style:font-size-asian="12pt" style:font-size-complex="12pt" fo:hyphenate="false"/>
    </style:style>
    <style:style style:name="Título_20_5" style:display-name="Título 5" style:family="paragraph" style:parent-style-name="Normal" style:next-style-name="Standard" style:default-outline-level="5">
      <style:paragraph-properties fo:margin-top="0.423cm" fo:margin-bottom="0.141cm" loext:contextual-spacing="false" fo:line-height="100%" fo:keep-together="always" fo:hyphenation-ladder-count="no-limit" fo:keep-with-next="always"/>
      <style:text-properties fo:color="#666666" fo:hyphenate="false"/>
    </style:style>
    <style:style style:name="Título_20_6" style:display-name="Título 6" style:family="paragraph" style:parent-style-name="Normal" style:next-style-name="Standard" style:default-outline-level="6">
      <style:paragraph-properties fo:margin-top="0.423cm" fo:margin-bottom="0.141cm" loext:contextual-spacing="false" fo:line-height="100%" fo:keep-together="always" fo:hyphenation-ladder-count="no-limit" fo:keep-with-next="always"/>
      <style:text-properties fo:color="#666666" fo:font-style="italic" style:font-style-asian="italic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Caladea" fo:font-family="Caladea" style:font-family-generic="system" style:font-pitch="variable" fo:font-size="14pt" style:font-name-asian="Caladea" style:font-family-asian="Caladea" style:font-family-generic-asian="system" style:font-pitch-asian="variable" style:font-size-asian="14pt" style:font-name-complex="Caladea" style:font-family-complex="Caladea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itle" style:family="paragraph" style:parent-style-name="Normal" style:next-style-name="Standard" style:class="chapter">
      <style:paragraph-properties fo:margin-top="0cm" fo:margin-bottom="0.106cm" loext:contextual-spacing="false" fo:line-height="100%" fo:keep-together="always" fo:hyphenation-ladder-count="no-limit" fo:keep-with-next="always"/>
      <style:text-properties fo:font-size="26pt" style:font-size-asian="26pt" style:font-size-complex="26pt" fo:hyphenate="false"/>
    </style:style>
    <style:style style:name="Subtitle" style:family="paragraph" style:parent-style-name="Normal" style:next-style-name="Standard" style:class="chapter">
      <style:paragraph-properties fo:margin-top="0cm" fo:margin-bottom="0.564cm" loext:contextual-spacing="false" fo:line-height="100%" fo:keep-together="always" fo:hyphenation-ladder-count="no-limit" fo:keep-with-next="always"/>
      <style:text-properties fo:color="#666666" fo:font-size="15pt" style:font-size-asian="15pt" style:font-size-complex="15pt" fo:hyphenate="false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20T21:44:00Z</meta:creation-date>
    <dc:date>2018-06-20T20:03:44.351104539</dc:date>
    <meta:editing-cycles>4</meta:editing-cycles>
    <meta:editing-duration>PT9M27S</meta:editing-duration>
    <meta:document-statistic meta:table-count="6" meta:image-count="0" meta:object-count="0" meta:page-count="11" meta:paragraph-count="179" meta:word-count="1603" meta:character-count="12589" meta:non-whitespace-character-count="11174"/>
    <meta:template xlink:type="simple" xlink:actuate="onRequest" xlink:title="" xlink:href="Normal"/>
  </office:meta>
</office:document-meta>
</file>